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6100000561E2084FFA2AFB92F7.png" manifest:media-type="image/png"/>
  <manifest:file-entry manifest:full-path="Pictures/100000000000050000000400CFD5F1B5CAC1120D.png" manifest:media-type="image/png"/>
  <manifest:file-entry manifest:full-path="Pictures/100002010000008000000080777CFFA35EF34B8D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reo_25_20veo_5f_1280x1024_5f_1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1.423cm" fo:min-width="19.116cm"/>
    </style:style>
    <style:style style:name="gr3" style:family="graphic" style:parent-style-name="standard">
      <style:graphic-properties draw:fill-color="#ff3300" draw:textarea-horizontal-align="justify" draw:textarea-vertical-align="middle" draw:auto-grow-height="false" fo:min-height="0.876cm" fo:min-width="3.875cm"/>
    </style:style>
    <style:style style:name="gr4" style:family="graphic">
      <style:graphic-properties style:protect="size"/>
    </style:style>
    <style:style style:name="pr1" style:family="presentation" style:parent-style-name="reo-veo1-title">
      <style:graphic-properties draw:auto-grow-height="true" fo:min-height="2.63cm"/>
    </style:style>
    <style:style style:name="pr2" style:family="presentation" style:parent-style-name="reo-veo1-notes">
      <style:graphic-properties draw:fill-color="#ffffff" draw:auto-grow-height="true" fo:min-height="13.364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00"/>
      <style:text-properties fo:color="#ffff00" fo:font-size="27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3300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ffff00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o-veo1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Biblias para OpenLP</text:span></text:p>
          </draw:text-box>
        </draw:frame>
        <draw:frame draw:style-name="gr1" draw:text-style-name="P2" draw:layer="layout" svg:width="7cm" svg:height="5.25cm" svg:x="18cm" svg:y="6.374cm">
          <draw:image xlink:href="Pictures/100002010000008000000080777CFFA35EF34B8D.png" xlink:type="simple" xlink:show="embed" xlink:actuate="onLoad">
            <text:p/>
          </draw:image>
        </draw:frame>
        <draw:frame draw:style-name="gr1" draw:text-style-name="P2" draw:layer="layout" svg:width="7.72cm" svg:height="5.79cm" svg:x="2.549cm" svg:y="6.003cm">
          <draw:image xlink:href="Pictures/100002010000056100000561E2084FFA2AFB92F7.png" xlink:type="simple" xlink:show="embed" xlink:actuate="onLoad">
            <text:p/>
          </draw:image>
        </draw:frame>
        <draw:frame draw:style-name="gr2" draw:text-style-name="P3" draw:layer="layout" svg:width="19.616cm" svg:height="1.673cm" svg:x="4.5cm" svg:y="4.124cm">
          <draw:text-box>
            <text:p><text:span text:style-name="T2">Convertidas desde e-Sword</text:span></text:p>
          </draw:text-box>
        </draw:frame>
        <draw:custom-shape draw:style-name="gr3" draw:text-style-name="P4" draw:layer="layout" svg:width="5cm" svg:height="2.25cm" svg:x="11.5cm" svg:y="7.4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reo_25_20veo_5f_1280x1024_5f_1" draw:display-name="reo%20veo_1280x1024_1" xlink:href="Pictures/100000000000050000000400CFD5F1B5CAC1120D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o-veo1-background" style:family="presentation">
      <style:graphic-properties draw:stroke="none" draw:fill="bitmap" draw:fill-image-name="reo_25_20veo_5f_1280x1024_5f_1" draw:fill-image-width="100%" draw:fill-image-height="100%"/>
      <style:text-properties style:letter-kerning="true"/>
    </style:style>
    <style:style style:name="reo-ve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o-veo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o-veo1-outline1" style:family="presentation">
      <style:graphic-properties draw:stroke="none" draw:fill="none">
        <text:list-style style:name="reo-ve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1-outline2" style:family="presentation" style:parent-style-name="reo-veo1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reo-veo1-outline3" style:family="presentation" style:parent-style-name="reo-veo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reo-veo1-outline4" style:family="presentation" style:parent-style-name="reo-veo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reo-veo1-outline5" style:family="presentation" style:parent-style-name="reo-veo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outline6" style:family="presentation" style:parent-style-name="reo-veo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outline7" style:family="presentation" style:parent-style-name="reo-veo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outline8" style:family="presentation" style:parent-style-name="reo-veo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outline9" style:family="presentation" style:parent-style-name="reo-veo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subtitle" style:family="presentation">
      <style:graphic-properties draw:stroke="none" draw:fill="none" draw:textarea-vertical-align="middle">
        <text:list-style style:name="reo-veo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1-title" style:family="presentation">
      <style:graphic-properties draw:stroke="none" draw:fill="none" draw:textarea-vertical-align="middle">
        <text:list-style style:name="reo-veo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3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eo_25_20veo_5f_1280x1024_5f_1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o-veo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eo-veo1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o-ve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o-veo1" style:page-layout-name="PM1" draw:style-name="Mdp1">
      <draw:frame presentation:style-name="reo-veo1-title" draw:layer="backgroundobjects" svg:width="25.199cm" svg:height="2.63cm" svg:x="1.4cm" svg:y="0.627cm" presentation:class="title" presentation:placeholder="true">
        <draw:text-box/>
      </draw:frame>
      <draw:frame presentation:style-name="reo-veo1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reo-veo1-title" draw:layer="backgroundobjects" svg:width="14.848cm" svg:height="11.136cm" svg:x="3.075cm" svg:y="2.257cm" presentation:class="page"/>
        <draw:frame presentation:style-name="reo-veo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6:43:16.978899160</meta:creation-date>
    <meta:editing-duration>PT13M55S</meta:editing-duration>
    <meta:editing-cycles>4</meta:editing-cycles>
    <meta:generator>LibreOffice/5.0.2.2$Linux_x86 LibreOffice_project/00m0$Build-2</meta:generator>
    <dc:description>Free.</dc:description>
    <dc:title>Reo Veo 1</dc:title>
    <meta:initial-creator>wachin </meta:initial-creator>
    <dc:date>2016-01-08T18:07:38.739572869</dc:date>
    <dc:creator>wachin </dc:creator>
    <meta:document-statistic meta:object-count="28"/>
    <meta:user-defined meta:name="Informacja 1"/>
    <meta:user-defined meta:name="Informacja 2"/>
    <meta:user-defined meta:name="Informacja 3"/>
    <meta:user-defined meta:name="Informacja 4"/>
  </office:meta>
</office:document-meta>
</file>